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0F30284C634D5E9F705.png" manifest:media-type="image/pn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694cm" svg:x="1.001cm" svg:y="11.086cm">
          <draw:image xlink:href="Pictures/1000020100000258000000F30284C634D5E9F705.png" xlink:type="simple" xlink:show="embed" xlink:actuate="onLoad" draw:mime-type="image/png">
            <text:p/>
          </draw:image>
        </draw:frame>
        <draw:frame draw:style-name="gr2" draw:text-style-name="P2" draw:layer="layout" svg:width="3.431cm" svg:height="0.962cm" svg:x="1.317cm" svg:y="15.605cm">
          <draw:text-box>
            <text:p>GPIO pins</text:p>
          </draw:text-box>
        </draw:frame>
        <draw:frame draw:style-name="gr2" draw:text-style-name="P2" draw:layer="layout" svg:width="2.932cm" svg:height="0.962cm" svg:x="3.465cm" svg:y="16.865cm">
          <draw:text-box>
            <text:p>SD Card</text:p>
          </draw:text-box>
        </draw:frame>
        <draw:frame draw:style-name="gr2" draw:text-style-name="P2" draw:layer="layout" svg:width="2.123cm" svg:height="0.962cm" svg:x="4.592cm" svg:y="18.145cm">
          <draw:text-box>
            <text:p>HDMI</text:p>
          </draw:text-box>
        </draw:frame>
        <draw:frame draw:style-name="gr2" draw:text-style-name="P2" draw:layer="layout" svg:width="2.475cm" svg:height="1.673cm" svg:x="7.397cm" svg:y="18.124cm">
          <draw:text-box>
            <text:p>USB-C</text:p>
            <text:p>power</text:p>
          </draw:text-box>
        </draw:frame>
        <draw:frame draw:style-name="gr3" draw:text-style-name="P2" draw:layer="layout" svg:width="2.403cm" svg:height="1.673cm" svg:x="10.292cm" svg:y="19.097cm">
          <draw:text-box>
            <text:p>USB-</text:p>
            <text:p>mouse</text:p>
          </draw:text-box>
        </draw:frame>
        <draw:frame draw:style-name="gr2" draw:text-style-name="P2" draw:layer="layout" svg:width="4.236cm" svg:height="0.962cm" svg:x="13.591cm" svg:y="19.415cm">
          <draw:text-box>
            <text:p>LAN ethernet</text:p>
          </draw:text-box>
        </draw:frame>
        <draw:line draw:style-name="gr4" draw:text-style-name="P3" draw:layer="layout" svg:x1="2.905cm" svg:y1="15.605cm" svg:x2="4.175cm" svg:y2="14.97cm">
          <text:p/>
        </draw:line>
        <draw:line draw:style-name="gr5" draw:text-style-name="P3" draw:layer="layout" svg:x1="5.127cm" svg:y1="16.875cm" svg:x2="6.715cm" svg:y2="15.922cm">
          <text:p/>
        </draw:line>
        <draw:line draw:style-name="gr6" draw:text-style-name="P3" draw:layer="layout" svg:x1="6.397cm" svg:y1="18.145cm" svg:x2="7.667cm" svg:y2="16.24cm">
          <text:p/>
        </draw:line>
        <draw:line draw:style-name="gr7" draw:text-style-name="P3" draw:layer="layout" svg:x1="8.62cm" svg:y1="18.145cm" svg:x2="9.255cm" svg:y2="16.557cm">
          <text:p/>
        </draw:line>
        <draw:line draw:style-name="gr8" draw:text-style-name="P3" draw:layer="layout" svg:x1="11.16cm" svg:y1="18.78cm" svg:x2="11.477cm" svg:y2="17.192cm">
          <text:p/>
        </draw:line>
        <draw:line draw:style-name="gr9" draw:text-style-name="P3" draw:layer="layout" svg:x1="14.652cm" svg:y1="19.415cm" svg:x2="13.7cm" svg:y2="18.1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9T09:42:46.841586266</dc:date>
    <meta:editing-duration>PT7M17S</meta:editing-duration>
    <meta:editing-cycles>1</meta:editing-cycles>
    <meta:document-statistic meta:object-count="13"/>
    <meta:generator>LibreOffice/7.0.4.2$Linux_ARM_EABI LibreOffice_project/00$Build-2</meta:generator>
  </office:meta>
</office:document-meta>
</file>